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ixeldog pgCMS</text:p>
      <text:p text:style-name="P2">Developer's Manual</text:p>
      <text:p text:style-name="P2"/>
      <text:p text:style-name="P1">1.<text:tab/>Overview</text:p>
      <text:p text:style-name="P1"/>
      <text:p text:style-name="P2">Pixeldog pgCMS is a Content Management System for in-house use of Pixeldog Studios. If you are reading this, you're probably working for us. Great!</text:p>
      <text:p text:style-name="P2"/>
      <text:p text:style-name="P2">pgCMS was not designed for "maximizing user experience" and other BS. This thing is to maximize developer experience. That means we can build more effective web solutions faster and easier. The purpose of pgCMS is to replace bulky and rigid CMS systems like WordPress or Drupal and enable us to actually deliver what a customer wants, without peeing blood and frantically trying to get around limitations. Big CMSes look really fancy and let you do anyhing... provided you don't want more than a simple static website, or else all hell breaks loose. Yes, I know what you heard and how you've seen sites doing quite complex things with this or that CMS. It is possible, but doesn't worth the effort. They will take you almost all the way, just to leave you on the roadside with a project 90% completed and just incomplete enough so the customer will not accept. Sometimes the most trivial tasks are a pain in the ass.</text:p>
      <text:p text:style-name="P2"/>
      <text:p text:style-name="P2">This is why we have pgCMS. It's a lightweight system designed for one sole purpose: provide a framework with the most important parts of a website and let you build whatever else your customer needs. There are no plugins, templates and not much to learn. pgCMS will adapt to your code, and not the other way around. The drawback is that it needs an expert to install and configure. That'd be you.</text:p>
      <text:p text:style-name="P2"/>
      <text:p text:style-name="P1">2.<text:tab/>How it works</text:p>
      <text:p text:style-name="P2"/>
      <text:p text:style-name="P2"/>
      <text:p text:style-name="P2"/>
      <text:p text:style-name="P1"/>
      <text:p text:style-name="P1">Appendix B:<text:tab/>Revision history</text:p>
      <text:p text:style-name="P1"/>
      <text:p text:style-name="P1">1.1<text:tab/>February 2015</text:p>
      <text:p text:style-name="P2">- Admin UI localization enabled</text:p>
      <text:p text:style-name="P2">- Image gallery now accepts JPG and GIF (also animated GIFs) besides of PNG</text:p>
      <text:p text:style-name="P2">- Uploading of larger images is now possible</text:p>
      <text:p text:style-name="P2">- API now uses PHP XMLWriter to generate output instead of SimpleXML</text:p>
      <text:p text:style-name="P2">- File Storage is implemented</text:p>
      <text:p text:style-name="P2">- Minor fixes and optimizations</text:p>
      <text:p text:style-name="P2"/>
      <text:p text:style-name="P1">1.0<text:tab/>January 2015</text:p>
      <text:p text:style-name="P2">- First releas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1-15T16:53:59.54</meta:creation-date>
    <meta:editing-duration>P1DT4H46M28S</meta:editing-duration>
    <meta:editing-cycles>5</meta:editing-cycles>
    <meta:generator>OpenOffice/4.1.1$Win32 OpenOffice.org_project/411m6$Build-9775</meta:generator>
    <meta:initial-creator>Tamás Polgár</meta:initial-creator>
    <dc:date>2016-01-16T21:55:38.91</dc:date>
    <dc:creator>Tamás Polgár</dc:creator>
    <meta:document-statistic meta:table-count="0" meta:image-count="0" meta:object-count="0" meta:page-count="1" meta:paragraph-count="17" meta:word-count="329" meta:character-count="1871"/>
  </office:meta>
</office:document-meta>
</file>